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de" fo:country="DE" officeooo:rsid="0000d26e" officeooo:paragraph-rsid="0000d26e"/>
    </style:style>
    <style:style style:name="P2" style:family="paragraph" style:parent-style-name="Standard">
      <style:paragraph-properties fo:text-align="center" style:justify-single-word="false" fo:break-before="page"/>
      <style:text-properties fo:font-size="16pt" fo:language="de" fo:country="DE" officeooo:rsid="0002c9da" officeooo:paragraph-rsid="0002c9da" style:font-size-asian="16pt" style:font-size-complex="16pt"/>
    </style:style>
    <style:style style:name="T1" style:family="text">
      <style:text-properties officeooo:rsid="0003e4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Ist der Jazz in New Orleans entstanden?</text:p>
      <text:p text:style-name="P1"/>
      <text:p text:style-name="P1">New Orleans war im Verhältnis zu den meisten anderen Städten in Amerika eine sehr offene, aber vor allem auch kulturell diverse Stadt. Auch durch den Hafen hatte die Stadt eine gute Anbindung an den Rest der Welt. Der große Bevölkerungsanteil der Schwarzen war es schließlich, der durch seine vorherige musikalische Prägung den Jazz hervorbrachte und praktizierte. Auch wenn die Musik von vielen nicht anerkannt wurde, da sie „schwarze Musik“ war, verbreitete sie sich schnell durch das Land. Die Ursprünglichen Musikformen der Sklaven stellen die Wurzeln des Jazz dar, zum Beispiel der Worksong. Diese Musikrichtungen haben oft simple Melodien und mitreißende Rhythmen. Im Jazz ist dieses ausgeprägte Rhythmusgefühl sehr präsent, insbesondere auch beim Ragtime. Ohne den Sklavenhande<text:span text:style-name="T1">l</text:span> und den Hafen wäre es wohl nie dazu gekommen. <text:span text:style-name="T1">Insgesamt kann man wohl sagen, dass der Jazz in New Orleans seinen Ursprung gefunden 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1-04-29T08:25:01.043000000</dc:date>
    <meta:editing-duration>PT11M55S</meta:editing-duration>
    <meta:editing-cycles>3</meta:editing-cycles>
    <meta:document-statistic meta:table-count="0" meta:image-count="0" meta:object-count="0" meta:page-count="2" meta:paragraph-count="2" meta:word-count="147" meta:character-count="960" meta:non-whitespace-character-count="815"/>
  </office:meta>
</office:document-meta>
</file>